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rdfa="http://docs.oasis-open.org/opendocument/meta/rdfa#" office:version="1.2" grddl:transformation="http://docs.oasis-open.org/office/1.2/xslt/odf2rdf.xsl">
  <office:scripts/>
  <office:font-face-decls>
    <style:font-face style:name="Arial1" svg:font-family="Arial"/>
    <style:font-face style:name="Arial2" svg:font-family="Arial" style:font-family-generic="swiss"/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33cm"/>
    </style:style>
    <style:style style:name="co2" style:family="table-column">
      <style:table-column-properties fo:break-before="auto" style:column-width="0.7cm"/>
    </style:style>
    <style:style style:name="co3" style:family="table-column">
      <style:table-column-properties fo:break-before="auto" style:column-width="0.887cm"/>
    </style:style>
    <style:style style:name="co4" style:family="table-column">
      <style:table-column-properties fo:break-before="auto" style:column-width="2.66cm"/>
    </style:style>
    <style:style style:name="co5" style:family="table-column">
      <style:table-column-properties fo:break-before="auto" style:column-width="2.145cm"/>
    </style:style>
    <style:style style:name="ro1" style:family="table-row">
      <style:table-row-properties style:row-height="3.043cm" fo:break-before="auto" style:use-optimal-row-height="false"/>
    </style:style>
    <style:style style:name="ro2" style:family="table-row">
      <style:table-row-properties style:row-height="1.058cm" fo:break-before="auto" style:use-optimal-row-height="false"/>
    </style:style>
    <style:style style:name="ro3" style:family="table-row">
      <style:table-row-properties style:row-height="0.651cm" fo:break-before="auto" style:use-optimal-row-height="false"/>
    </style:style>
    <style:style style:name="ro4" style:family="table-row">
      <style:table-row-properties style:row-height="0.453cm" fo:break-before="auto" style:use-optimal-row-height="true"/>
    </style:style>
    <style:style style:name="ro5" style:family="table-row">
      <style:table-row-properties style:row-height="0.45cm" fo:break-before="auto" style:use-optimal-row-height="false"/>
    </style:style>
    <style:style style:name="ta1" style:family="table" style:master-page-name="PageStyle_5f_0505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20pt" fo:font-style="normal" fo:text-shadow="none" style:text-underline-style="none" fo:font-weight="normal" style:font-size-asian="20pt" style:font-style-asian="normal" style:font-weight-asian="normal" style:font-name-complex="Arial1" style:font-size-complex="20pt" style:font-style-complex="normal" style:font-weight-complex="normal"/>
    </style:style>
    <style:style style:name="ce1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8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1" style:family="table-cell" style:parent-style-name="Default">
      <style:table-cell-properties fo:border-bottom="0.035cm solid #800080" style:diagonal-bl-tr="none" style:diagonal-tl-br="none" fo:border-left="0.088cm solid #800080" fo:border-right="0.088cm solid #800080" fo:border-top="0.088cm solid #800080"/>
      <style:text-properties fo:color="#8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" style:family="table-cell" style:parent-style-name="Default">
      <style:table-cell-properties fo:border-bottom="none" style:diagonal-bl-tr="none" style:diagonal-tl-br="none" fo:border-left="0.088cm solid #800080" fo:border-right="0.088cm solid #800080" fo:border-top="none"/>
      <style:text-properties fo:color="#8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" style:family="table-cell" style:parent-style-name="Default">
      <style:table-cell-properties fo:border-bottom="0.088cm solid #800080" style:diagonal-bl-tr="none" style:diagonal-tl-br="none" fo:border-left="0.088cm solid #800080" fo:border-right="0.088cm solid #800080" fo:border-top="0.035cm solid #800080"/>
      <style:text-properties fo:color="#8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20pt" fo:font-style="normal" fo:text-shadow="none" style:text-underline-style="none" fo:font-weight="normal" style:font-size-asian="20pt" style:font-style-asian="normal" style:font-weight-asian="normal" style:font-name-complex="Arial1" style:font-size-complex="20pt" style:font-style-complex="normal" style:font-weight-complex="normal"/>
    </style:style>
    <style:style style:name="ce1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88cm solid #000080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16" style:family="table-cell" style:parent-style-name="Default" style:data-style-name="N5107">
      <style:table-cell-properties style:glyph-orientation-vertical="0" fo:border-bottom="0.141cm solid #0000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fo:color="#0000ff" style:text-outline="false" style:text-line-through-styl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17" style:family="table-cell" style:parent-style-name="Default">
      <style:table-cell-properties fo:border-bottom="0.018cm solid #0000ff" style:diagonal-bl-tr="none" style:diagonal-tl-br="none" style:text-align-source="fix" style:repeat-content="false" fo:border-left="0.088cm solid #0000ff" fo:border-right="0.018cm solid #0000ff" fo:border-top="0.088cm solid #0000ff"/>
      <style:paragraph-properties fo:text-align="center" fo:margin-left="0cm"/>
      <style:text-properties fo:color="#0000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" style:family="table-cell" style:parent-style-name="Default">
      <style:table-cell-properties fo:border-bottom="0.018cm solid #0000ff" style:diagonal-bl-tr="none" style:diagonal-tl-br="none" style:text-align-source="fix" style:repeat-content="false" fo:border-left="0.088cm solid #0000ff" fo:border-right="0.018cm solid #0000ff" fo:border-top="0.018cm solid #0000ff"/>
      <style:paragraph-properties fo:text-align="center" fo:margin-left="0cm"/>
      <style:text-properties fo:color="#0000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" style:family="table-cell" style:parent-style-name="Default">
      <style:table-cell-properties fo:border-bottom="0.088cm solid #0000ff" style:diagonal-bl-tr="none" style:diagonal-tl-br="none" style:text-align-source="fix" style:repeat-content="false" fo:border-left="0.088cm solid #0000ff" fo:border-right="0.018cm solid #0000ff" fo:border-top="0.018cm solid #0000ff"/>
      <style:paragraph-properties fo:text-align="center" fo:margin-left="0cm"/>
      <style:text-properties fo:color="#0000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" style:family="table-cell" style:parent-style-name="Default" style:data-style-name="N5107">
      <style:table-cell-properties style:glyph-orientation-vertical="0" fo:border-bottom="0.088cm solid #0000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fo:color="#0000ff" style:text-outline="false" style:text-line-through-styl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141cm solid #0000ff" style:vertical-align="automatic"/>
      <style:paragraph-properties fo:text-align="center" fo:margin-left="0cm" style:writing-mode="page"/>
      <style:text-properties fo:color="#ff0000" style:text-outline="false" style:text-line-through-styl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21" style:family="table-cell" style:parent-style-name="Default">
      <style:table-cell-properties fo:border-bottom="0.018cm solid #ff0000" style:diagonal-bl-tr="none" style:diagonal-tl-br="none" style:text-align-source="fix" style:repeat-content="false" fo:border-left="0.088cm solid #ff0000" fo:border-right="0.018cm solid #ff0000" fo:border-top="0.088cm solid #ff0000"/>
      <style:paragraph-properties fo:text-align="center" fo:margin-left="0cm"/>
      <style:text-properties fo:color="#ff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" style:family="table-cell" style:parent-style-name="Default">
      <style:table-cell-properties fo:border-bottom="0.018cm solid #ff0000" style:diagonal-bl-tr="none" style:diagonal-tl-br="none" style:text-align-source="fix" style:repeat-content="false" fo:border-left="0.088cm solid #ff0000" fo:border-right="0.018cm solid #ff0000" fo:border-top="0.018cm solid #ff0000"/>
      <style:paragraph-properties fo:text-align="center" fo:margin-left="0cm"/>
      <style:text-properties fo:color="#ff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" style:family="table-cell" style:parent-style-name="Default">
      <style:table-cell-properties fo:border-bottom="0.088cm solid #ff0000" style:diagonal-bl-tr="none" style:diagonal-tl-br="none" style:text-align-source="fix" style:repeat-content="false" fo:border-left="0.088cm solid #ff0000" fo:border-right="0.018cm solid #ff0000" fo:border-top="0.018cm solid #ff0000"/>
      <style:paragraph-properties fo:text-align="center" fo:margin-left="0cm"/>
      <style:text-properties fo:color="#ff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" style:family="table-cell" style:parent-style-name="Default">
      <style:table-cell-properties fo:border-bottom="0.018cm solid #800080" style:diagonal-bl-tr="none" style:diagonal-tl-br="none" style:text-align-source="fix" style:repeat-content="false" fo:border-left="0.088cm solid #800080" fo:border-right="0.018cm solid #800080" fo:border-top="0.088cm solid #800080"/>
      <style:paragraph-properties fo:text-align="center" fo:margin-left="0cm"/>
    </style:style>
    <style:style style:name="ce25" style:family="table-cell" style:parent-style-name="Default">
      <style:table-cell-properties fo:border-bottom="0.018cm solid #800080" style:diagonal-bl-tr="none" style:diagonal-tl-br="none" style:text-align-source="fix" style:repeat-content="false" fo:border-left="0.088cm solid #800080" fo:border-right="0.018cm solid #800080" fo:border-top="0.018cm solid #800080"/>
      <style:paragraph-properties fo:text-align="center" fo:margin-left="0cm"/>
    </style:style>
    <style:style style:name="ce26" style:family="table-cell" style:parent-style-name="Default">
      <style:table-cell-properties fo:border-bottom="0.088cm solid #800080" style:diagonal-bl-tr="none" style:diagonal-tl-br="none" style:text-align-source="fix" style:repeat-content="false" fo:border-left="0.088cm solid #800080" fo:border-right="0.018cm solid #800080" fo:border-top="0.018cm solid #800080"/>
      <style:paragraph-properties fo:text-align="center" fo:margin-left="0cm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8" style:family="table-cell" style:parent-style-name="Default">
      <style:table-cell-properties style:diagonal-bl-tr="none" style:diagonal-tl-br="none" style:text-align-source="fix" style:repeat-content="false" fo:border="0.088cm solid #ff00ff"/>
      <style:paragraph-properties fo:text-align="center" fo:margin-left="0cm"/>
      <style:text-properties fo:color="#ff00ff" style:text-outline="false" style:text-line-through-style="none" style:font-name="Arial2" fo:font-size="10pt" fo:font-style="italic" fo:text-shadow="none" style:text-underline-style="none" fo:font-weight="normal" style:font-size-asian="10pt" style:font-style-asian="italic" style:font-weight-asian="normal" style:font-name-complex="Arial2" style:font-size-complex="10pt" style:font-style-complex="italic" style:font-weight-complex="normal"/>
    </style:style>
    <style:style style:name="ce2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141cm solid #000080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3" style:family="table-cell" style:parent-style-name="Default">
      <style:table-cell-properties fo:border-bottom="none" style:diagonal-bl-tr="none" style:diagonal-tl-br="none" fo:border-left="0.088cm solid #0000ff" fo:border-right="0.088cm solid #0000ff" fo:border-top="0.088cm solid #0000ff"/>
      <style:text-properties fo:color="#0000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" style:family="table-cell" style:parent-style-name="Default">
      <style:table-cell-properties fo:border-bottom="0.018cm solid #0000ff" style:diagonal-bl-tr="none" style:diagonal-tl-br="none" style:text-align-source="fix" style:repeat-content="false" fo:border-left="0.018cm solid #0000ff" fo:border-right="0.018cm solid #0000ff" fo:border-top="0.088cm solid #0000ff"/>
      <style:paragraph-properties fo:text-align="center" fo:margin-left="0cm"/>
      <style:text-properties fo:color="#0000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" style:family="table-cell" style:parent-style-name="Default">
      <style:table-cell-properties style:diagonal-bl-tr="none" style:diagonal-tl-br="none" style:text-align-source="fix" style:repeat-content="false" fo:border="0.018cm solid #0000ff"/>
      <style:paragraph-properties fo:text-align="center" fo:margin-left="0cm"/>
      <style:text-properties fo:color="#0000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" style:family="table-cell" style:parent-style-name="Default">
      <style:table-cell-properties fo:border-bottom="0.088cm solid #0000ff" style:diagonal-bl-tr="none" style:diagonal-tl-br="none" style:text-align-source="fix" style:repeat-content="false" fo:border-left="0.018cm solid #0000ff" fo:border-right="0.018cm solid #0000ff" fo:border-top="0.018cm solid #0000ff"/>
      <style:paragraph-properties fo:text-align="center" fo:margin-left="0cm"/>
      <style:text-properties fo:color="#0000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" style:family="table-cell" style:parent-style-name="Default">
      <style:table-cell-properties fo:border-bottom="0.018cm solid #ff0000" style:diagonal-bl-tr="none" style:diagonal-tl-br="none" style:text-align-source="fix" style:repeat-content="false" fo:border-left="0.018cm solid #ff0000" fo:border-right="0.018cm solid #ff0000" fo:border-top="0.088cm solid #ff0000"/>
      <style:paragraph-properties fo:text-align="center" fo:margin-left="0cm"/>
      <style:text-properties fo:color="#ff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" style:family="table-cell" style:parent-style-name="Default">
      <style:table-cell-properties style:diagonal-bl-tr="none" style:diagonal-tl-br="none" style:text-align-source="fix" style:repeat-content="false" fo:border="0.018cm solid #ff0000"/>
      <style:paragraph-properties fo:text-align="center" fo:margin-left="0cm"/>
      <style:text-properties fo:color="#ff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" style:family="table-cell" style:parent-style-name="Default">
      <style:table-cell-properties fo:border-bottom="0.088cm solid #ff0000" style:diagonal-bl-tr="none" style:diagonal-tl-br="none" style:text-align-source="fix" style:repeat-content="false" fo:border-left="0.018cm solid #ff0000" fo:border-right="0.018cm solid #ff0000" fo:border-top="0.018cm solid #ff0000"/>
      <style:paragraph-properties fo:text-align="center" fo:margin-left="0cm"/>
      <style:text-properties fo:color="#ff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" style:family="table-cell" style:parent-style-name="Default">
      <style:table-cell-properties fo:border-bottom="0.018cm solid #800080" style:diagonal-bl-tr="none" style:diagonal-tl-br="none" style:text-align-source="fix" style:repeat-content="false" fo:border-left="0.018cm solid #800080" fo:border-right="0.018cm solid #800080" fo:border-top="0.088cm solid #800080"/>
      <style:paragraph-properties fo:text-align="center" fo:margin-left="0cm"/>
    </style:style>
    <style:style style:name="ce37" style:family="table-cell" style:parent-style-name="Default">
      <style:table-cell-properties style:diagonal-bl-tr="none" style:diagonal-tl-br="none" style:text-align-source="fix" style:repeat-content="false" fo:border="0.018cm solid #800080"/>
      <style:paragraph-properties fo:text-align="center" fo:margin-left="0cm"/>
    </style:style>
    <style:style style:name="ce38" style:family="table-cell" style:parent-style-name="Default">
      <style:table-cell-properties fo:border-bottom="0.088cm solid #800080" style:diagonal-bl-tr="none" style:diagonal-tl-br="none" style:text-align-source="fix" style:repeat-content="false" fo:border-left="0.018cm solid #800080" fo:border-right="0.018cm solid #800080" fo:border-top="0.018cm solid #800080"/>
      <style:paragraph-properties fo:text-align="center" fo:margin-left="0cm"/>
    </style:style>
    <style:style style:name="ce39" style:family="table-cell" style:parent-style-name="Default">
      <style:table-cell-properties fo:border-bottom="0.018cm solid #0000ff" style:diagonal-bl-tr="none" style:diagonal-tl-br="none" style:text-align-source="fix" style:repeat-content="false" fo:border-left="0.018cm solid #0000ff" fo:border-right="0.088cm solid #0000ff" fo:border-top="0.088cm solid #0000ff"/>
      <style:paragraph-properties fo:text-align="center" fo:margin-left="0cm"/>
      <style:text-properties fo:color="#0000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" style:family="table-cell" style:parent-style-name="Default">
      <style:table-cell-properties fo:border-bottom="none" style:diagonal-bl-tr="none" style:diagonal-tl-br="none" fo:border-left="0.088cm solid #0000ff" fo:border-right="0.088cm solid #0000ff" fo:border-top="0.035cm solid #0000ff"/>
      <style:text-properties fo:color="#0000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" style:family="table-cell" style:parent-style-name="Default">
      <style:table-cell-properties fo:border-bottom="0.018cm solid #0000ff" style:diagonal-bl-tr="none" style:diagonal-tl-br="none" style:text-align-source="fix" style:repeat-content="false" fo:border-left="0.018cm solid #0000ff" fo:border-right="0.088cm solid #0000ff" fo:border-top="0.018cm solid #0000ff"/>
      <style:paragraph-properties fo:text-align="center" fo:margin-left="0cm"/>
      <style:text-properties fo:color="#0000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" style:family="table-cell" style:parent-style-name="Default">
      <style:table-cell-properties fo:border-bottom="0.088cm solid #0000ff" style:diagonal-bl-tr="none" style:diagonal-tl-br="none" style:text-align-source="fix" style:repeat-content="false" fo:border-left="0.018cm solid #0000ff" fo:border-right="0.088cm solid #0000ff" fo:border-top="0.018cm solid #0000ff"/>
      <style:paragraph-properties fo:text-align="center" fo:margin-left="0cm"/>
      <style:text-properties fo:color="#0000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" style:family="table-cell" style:parent-style-name="Default">
      <style:table-cell-properties fo:border-bottom="0.018cm solid #ff0000" style:diagonal-bl-tr="none" style:diagonal-tl-br="none" style:text-align-source="fix" style:repeat-content="false" fo:border-left="0.018cm solid #ff0000" fo:border-right="0.088cm solid #ff0000" fo:border-top="0.088cm solid #ff0000"/>
      <style:paragraph-properties fo:text-align="center" fo:margin-left="0cm"/>
      <style:text-properties fo:color="#ff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" style:family="table-cell" style:parent-style-name="Default">
      <style:table-cell-properties fo:border-bottom="0.018cm solid #ff0000" style:diagonal-bl-tr="none" style:diagonal-tl-br="none" style:text-align-source="fix" style:repeat-content="false" fo:border-left="0.018cm solid #ff0000" fo:border-right="0.088cm solid #ff0000" fo:border-top="0.018cm solid #ff0000"/>
      <style:paragraph-properties fo:text-align="center" fo:margin-left="0cm"/>
      <style:text-properties fo:color="#ff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" style:family="table-cell" style:parent-style-name="Default">
      <style:table-cell-properties fo:border-bottom="0.088cm solid #ff0000" style:diagonal-bl-tr="none" style:diagonal-tl-br="none" style:text-align-source="fix" style:repeat-content="false" fo:border-left="0.018cm solid #ff0000" fo:border-right="0.088cm solid #ff0000" fo:border-top="0.018cm solid #ff0000"/>
      <style:paragraph-properties fo:text-align="center" fo:margin-left="0cm"/>
      <style:text-properties fo:color="#ff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" style:family="table-cell" style:parent-style-name="Default">
      <style:table-cell-properties fo:border-bottom="0.018cm solid #800080" style:diagonal-bl-tr="none" style:diagonal-tl-br="none" style:text-align-source="fix" style:repeat-content="false" fo:border-left="0.018cm solid #800080" fo:border-right="0.088cm solid #800080" fo:border-top="0.088cm solid #800080"/>
      <style:paragraph-properties fo:text-align="center" fo:margin-left="0cm"/>
    </style:style>
    <style:style style:name="ce46" style:family="table-cell" style:parent-style-name="Default">
      <style:table-cell-properties fo:border-bottom="0.018cm solid #800080" style:diagonal-bl-tr="none" style:diagonal-tl-br="none" style:text-align-source="fix" style:repeat-content="false" fo:border-left="0.018cm solid #800080" fo:border-right="0.088cm solid #800080" fo:border-top="0.018cm solid #800080"/>
      <style:paragraph-properties fo:text-align="center" fo:margin-left="0cm"/>
    </style:style>
    <style:style style:name="ce47" style:family="table-cell" style:parent-style-name="Default">
      <style:table-cell-properties fo:border-bottom="0.088cm solid #800080" style:diagonal-bl-tr="none" style:diagonal-tl-br="none" style:text-align-source="fix" style:repeat-content="false" fo:border-left="0.018cm solid #800080" fo:border-right="0.088cm solid #800080" fo:border-top="0.018cm solid #800080"/>
      <style:paragraph-properties fo:text-align="center" fo:margin-left="0cm"/>
    </style:style>
    <style:style style:name="ce48" style:family="table-cell" style:parent-style-name="Default">
      <style:table-cell-properties style:diagonal-bl-tr="none" style:diagonal-tl-br="none" fo:border="none"/>
      <style:text-properties fo:color="#ff00ff" style:text-outline="false" style:text-line-through-style="none" style:font-name="Arial2" fo:font-size="10pt" fo:font-style="italic" fo:text-shadow="none" style:text-underline-style="none" fo:font-weight="normal" style:font-size-asian="10pt" style:font-style-asian="italic" style:font-weight-asian="normal" style:font-name-complex="Arial2" style:font-size-complex="10pt" style:font-style-complex="italic" style:font-weight-complex="normal"/>
    </style:style>
    <style:style style:name="ce49" style:family="table-cell" style:parent-style-name="Default">
      <style:text-properties fo:color="#ff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Default">
      <style:table-cell-properties fo:border-bottom="0.088cm solid #0000ff" style:diagonal-bl-tr="none" style:diagonal-tl-br="none" fo:border-left="0.088cm solid #0000ff" fo:border-right="0.088cm solid #0000ff" fo:border-top="0.035cm solid #0000ff"/>
      <style:text-properties fo:color="#0000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0" style:family="table-cell" style:parent-style-name="Default">
      <style:table-cell-properties fo:border="none"/>
    </style:style>
    <style:style style:name="ce51" style:family="table-cell" style:parent-style-name="Default">
      <style:table-cell-properties fo:border-bottom="0.035cm solid #ff0000" style:diagonal-bl-tr="none" style:diagonal-tl-br="none" style:text-align-source="fix" style:repeat-content="false" fo:border-left="0.088cm solid #ff0000" fo:border-right="0.035cm solid #ff0000" fo:border-top="0.088cm solid #ff0000"/>
      <style:paragraph-properties fo:text-align="center" fo:margin-left="0cm"/>
      <style:text-properties fo:color="#ff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2" style:family="table-cell" style:parent-style-name="Default">
      <style:table-cell-properties fo:border-bottom="none" style:diagonal-bl-tr="none" style:diagonal-tl-br="none" style:text-align-source="fix" style:repeat-content="false" fo:border-left="0.088cm solid #ff0000" fo:border-right="0.035cm solid #ff0000" fo:border-top="0.035cm solid #ff0000"/>
      <style:paragraph-properties fo:text-align="center" fo:margin-left="0cm"/>
      <style:text-properties fo:color="#ff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3" style:family="table-cell" style:parent-style-name="Default">
      <style:table-cell-properties fo:border-bottom="0.088cm solid #ff0000" style:diagonal-bl-tr="none" style:diagonal-tl-br="none" style:text-align-source="fix" style:repeat-content="false" fo:border-left="0.088cm solid #ff0000" fo:border-right="0.035cm solid #ff0000" fo:border-top="0.035cm solid #ff0000"/>
      <style:paragraph-properties fo:text-align="center" fo:margin-left="0cm"/>
      <style:text-properties fo:color="#ff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4" style:family="table-cell" style:parent-style-name="Default">
      <style:table-cell-properties fo:border-bottom="0.035cm solid #ff0000" style:diagonal-bl-tr="none" style:diagonal-tl-br="none" style:text-align-source="fix" style:repeat-content="false" fo:border-left="0.035cm solid #ff0000" fo:border-right="0.035cm solid #ff0000" fo:border-top="0.088cm solid #ff0000"/>
      <style:paragraph-properties fo:text-align="center" fo:margin-left="0cm"/>
      <style:text-properties fo:color="#ff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" style:family="table-cell" style:parent-style-name="Default">
      <style:table-cell-properties fo:border-bottom="none" style:diagonal-bl-tr="none" style:diagonal-tl-br="none" style:text-align-source="fix" style:repeat-content="false" fo:border-left="0.035cm solid #ff0000" fo:border-right="0.035cm solid #ff0000" fo:border-top="0.035cm solid #ff0000"/>
      <style:paragraph-properties fo:text-align="center" fo:margin-left="0cm"/>
      <style:text-properties fo:color="#ff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6" style:family="table-cell" style:parent-style-name="Default">
      <style:table-cell-properties fo:border-bottom="0.088cm solid #ff0000" style:diagonal-bl-tr="none" style:diagonal-tl-br="none" style:text-align-source="fix" style:repeat-content="false" fo:border-left="0.035cm solid #ff0000" fo:border-right="0.035cm solid #ff0000" fo:border-top="0.035cm solid #ff0000"/>
      <style:paragraph-properties fo:text-align="center" fo:margin-left="0cm"/>
      <style:text-properties fo:color="#ff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7" style:family="table-cell" style:parent-style-name="Default">
      <style:table-cell-properties fo:border-bottom="0.035cm solid #ff0000" style:diagonal-bl-tr="none" style:diagonal-tl-br="none" style:text-align-source="fix" style:repeat-content="false" fo:border-left="0.035cm solid #ff0000" fo:border-right="0.088cm solid #ff0000" fo:border-top="0.088cm solid #ff0000"/>
      <style:paragraph-properties fo:text-align="center" fo:margin-left="0cm"/>
      <style:text-properties fo:color="#ff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8" style:family="table-cell" style:parent-style-name="Default">
      <style:table-cell-properties fo:border-bottom="none" style:diagonal-bl-tr="none" style:diagonal-tl-br="none" style:text-align-source="fix" style:repeat-content="false" fo:border-left="0.035cm solid #ff0000" fo:border-right="0.088cm solid #ff0000" fo:border-top="0.035cm solid #ff0000"/>
      <style:paragraph-properties fo:text-align="center" fo:margin-left="0cm"/>
      <style:text-properties fo:color="#ff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9" style:family="table-cell" style:parent-style-name="Default">
      <style:table-cell-properties fo:border-bottom="0.088cm solid #ff0000" style:diagonal-bl-tr="none" style:diagonal-tl-br="none" style:text-align-source="fix" style:repeat-content="false" fo:border-left="0.035cm solid #ff0000" fo:border-right="0.088cm solid #ff0000" fo:border-top="0.035cm solid #ff0000"/>
      <style:paragraph-properties fo:text-align="center" fo:margin-left="0cm"/>
      <style:text-properties fo:color="#ff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ff" style:vertical-align="automatic"/>
      <style:paragraph-properties fo:text-align="center" fo:margin-left="0cm" style:writing-mode="page"/>
      <style:text-properties fo:color="#ff0000" style:text-outline="false" style:text-line-through-styl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7" style:family="table-cell" style:parent-style-name="Default">
      <style:table-cell-properties fo:border-bottom="0.035cm solid #ff0000" style:diagonal-bl-tr="none" style:diagonal-tl-br="none" fo:background-color="transparent" fo:border-left="0.088cm solid #ff0000" fo:border-right="0.088cm solid #ff0000" fo:border-top="0.088cm solid #ff0000"/>
      <style:text-properties fo:color="#ff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Default">
      <style:table-cell-properties fo:border-bottom="none" style:diagonal-bl-tr="none" style:diagonal-tl-br="none" fo:border-left="0.088cm solid #ff0000" fo:border-right="0.088cm solid #ff0000" fo:border-top="0.035cm solid #ff0000"/>
      <style:text-properties fo:color="#ff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Default">
      <style:table-cell-properties fo:border-bottom="0.088cm solid #ff0000" style:diagonal-bl-tr="none" style:diagonal-tl-br="none" fo:border-left="0.088cm solid #ff0000" fo:border-right="0.088cm solid #ff0000" fo:border-top="0.035cm solid #ff0000"/>
      <style:text-properties fo:color="#ff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/>
      <table:table table:name="0505" table:style-name="ta1" table:print="false">
        <table:table-column table:style-name="co1" table:default-cell-style-name="Default"/>
        <table:table-column table:style-name="co2" table:number-columns-repeated="15" table:default-cell-style-name="ce14"/>
        <table:table-column table:style-name="co3" table:default-cell-style-name="Default"/>
        <table:table-column table:style-name="co4" table:default-cell-style-name="Default"/>
        <table:table-column table:style-name="co2" table:number-columns-repeated="15" table:default-cell-style-name="ce14"/>
        <table:table-column table:style-name="co5" table:number-columns-repeated="223" table:default-cell-style-name="Default"/>
        <table:table-row table:style-name="ro1">
          <table:table-cell table:style-name="ce1" office:value-type="string" table:number-columns-spanned="33" table:number-rows-spanned="1">
            <text:p>Présence enfants du &lt;date-debut&gt; au &lt;date-fin&gt;</text:p>
          </table:table-cell>
          <table:covered-table-cell table:number-columns-repeated="15"/>
          <table:covered-table-cell table:number-columns-repeated="2" table:style-name="ce14"/>
          <table:covered-table-cell table:number-columns-repeated="15"/>
          <table:table-cell table:number-columns-repeated="223"/>
        </table:table-row>
        <table:table-row table:style-name="ro2">
          <table:table-cell/>
          <table:table-cell table:style-name="ce15" office:value-type="string" table:number-columns-spanned="3" table:number-rows-spanned="1">
            <text:p>Lundi</text:p>
            <text:p>&lt;date&gt;</text:p>
          </table:table-cell>
          <table:covered-table-cell table:number-columns-repeated="2" table:style-name="ce29"/>
          <table:table-cell table:style-name="ce15" office:value-type="string" table:number-columns-spanned="3" table:number-rows-spanned="1">
            <text:p>Mardi</text:p>
            <text:p>&lt;date&gt;</text:p>
          </table:table-cell>
          <table:covered-table-cell table:number-columns-repeated="2" table:style-name="ce29"/>
          <table:table-cell table:style-name="ce15" office:value-type="string" table:number-columns-spanned="3" table:number-rows-spanned="1">
            <text:p>Mercredi</text:p>
            <text:p>&lt;date&gt;</text:p>
          </table:table-cell>
          <table:covered-table-cell table:number-columns-repeated="2" table:style-name="ce29"/>
          <table:table-cell table:style-name="ce15" office:value-type="string" table:number-columns-spanned="3" table:number-rows-spanned="1">
            <text:p>Jeudi</text:p>
            <text:p>&lt;date&gt;</text:p>
          </table:table-cell>
          <table:covered-table-cell table:number-columns-repeated="2" table:style-name="ce29"/>
          <table:table-cell table:style-name="ce15" office:value-type="string" table:number-columns-spanned="3" table:number-rows-spanned="1">
            <text:p>Vendredi</text:p>
            <text:p>&lt;date&gt;</text:p>
          </table:table-cell>
          <table:covered-table-cell table:number-columns-repeated="2" table:style-name="ce29"/>
          <table:table-cell table:number-columns-repeated="2"/>
          <table:table-cell table:style-name="ce15" office:value-type="string" table:number-columns-spanned="3" table:number-rows-spanned="1">
            <text:p>Lundi </text:p>
            <text:p>&lt;date&gt;</text:p>
          </table:table-cell>
          <table:covered-table-cell table:number-columns-repeated="2" table:style-name="ce29"/>
          <table:table-cell table:style-name="ce15" office:value-type="string" table:number-columns-spanned="3" table:number-rows-spanned="1">
            <text:p>Mardi</text:p>
            <text:p>&lt;date&gt;</text:p>
          </table:table-cell>
          <table:covered-table-cell table:number-columns-repeated="2" table:style-name="ce29"/>
          <table:table-cell table:style-name="ce15" office:value-type="string" table:number-columns-spanned="3" table:number-rows-spanned="1">
            <text:p>Mercredi</text:p>
            <text:p>&lt;date&gt;</text:p>
          </table:table-cell>
          <table:covered-table-cell table:number-columns-repeated="2" table:style-name="ce29"/>
          <table:table-cell table:style-name="ce15" office:value-type="string" table:number-columns-spanned="3" table:number-rows-spanned="1">
            <text:p>Jeudi</text:p>
            <text:p>&lt;date&gt;</text:p>
          </table:table-cell>
          <table:covered-table-cell table:number-columns-repeated="2" table:style-name="ce29"/>
          <table:table-cell table:style-name="ce15" office:value-type="string" table:number-columns-spanned="3" table:number-rows-spanned="1">
            <text:p>Vendredi</text:p>
            <text:p>&lt;date&gt;</text:p>
          </table:table-cell>
          <table:covered-table-cell table:number-columns-repeated="2" table:style-name="ce29"/>
          <table:table-cell table:number-columns-repeated="223"/>
        </table:table-row>
        <table:table-row table:style-name="ro3">
          <table:table-cell table:style-name="ce2" office:value-type="string" table:number-columns-spanned="16" table:number-rows-spanned="1">
            <text:p>5/5</text:p>
          </table:table-cell>
          <table:covered-table-cell table:number-columns-repeated="15" table:style-name="ce16"/>
          <table:table-cell/>
          <table:table-cell table:style-name="ce2" office:value-type="string" table:number-columns-spanned="16" table:number-rows-spanned="1">
            <text:p>5/5</text:p>
          </table:table-cell>
          <table:covered-table-cell table:number-columns-repeated="15" table:style-name="ce16"/>
          <table:table-cell table:number-columns-repeated="223"/>
        </table:table-row>
        <table:table-row table:style-name="ro4">
          <table:table-cell table:style-name="ce3" office:value-type="string">
            <text:p>&lt;prenom&gt; &lt;(age)&gt;</text:p>
          </table:table-cell>
          <table:table-cell table:style-name="ce17" office:value-type="string">
            <text:p>&lt;p&gt;</text:p>
          </table:table-cell>
          <table:table-cell table:style-name="ce30" office:value-type="string">
            <text:p>&lt;p&gt;</text:p>
          </table:table-cell>
          <table:table-cell table:style-name="ce39" office:value-type="string">
            <text:p>&lt;p&gt;</text:p>
          </table:table-cell>
          <table:table-cell table:style-name="ce17" office:value-type="string">
            <text:p>&lt;p&gt;</text:p>
          </table:table-cell>
          <table:table-cell table:style-name="ce30" office:value-type="string">
            <text:p>&lt;p&gt;</text:p>
          </table:table-cell>
          <table:table-cell table:style-name="ce39" office:value-type="string">
            <text:p>&lt;p&gt;</text:p>
          </table:table-cell>
          <table:table-cell table:style-name="ce17" office:value-type="string">
            <text:p>&lt;p&gt;</text:p>
          </table:table-cell>
          <table:table-cell table:style-name="ce30" office:value-type="string">
            <text:p>&lt;p&gt;</text:p>
          </table:table-cell>
          <table:table-cell table:style-name="ce39" office:value-type="string">
            <text:p>&lt;p&gt;</text:p>
          </table:table-cell>
          <table:table-cell table:style-name="ce17" office:value-type="string">
            <text:p>&lt;p&gt;</text:p>
          </table:table-cell>
          <table:table-cell table:style-name="ce30" office:value-type="string">
            <text:p>&lt;p&gt;</text:p>
          </table:table-cell>
          <table:table-cell table:style-name="ce39" office:value-type="string">
            <text:p>&lt;p&gt;</text:p>
          </table:table-cell>
          <table:table-cell table:style-name="ce17" office:value-type="string">
            <text:p>&lt;p&gt;</text:p>
          </table:table-cell>
          <table:table-cell table:style-name="ce30" office:value-type="string">
            <text:p>&lt;p&gt;</text:p>
          </table:table-cell>
          <table:table-cell table:style-name="ce39" office:value-type="string">
            <text:p>&lt;p&gt;</text:p>
          </table:table-cell>
          <table:table-cell/>
          <table:table-cell table:style-name="ce3" office:value-type="string">
            <text:p>&lt;prenom&gt; &lt;(age)&gt;</text:p>
          </table:table-cell>
          <table:table-cell table:style-name="ce17" office:value-type="string">
            <text:p>&lt;p&gt;</text:p>
          </table:table-cell>
          <table:table-cell table:style-name="ce30" office:value-type="string">
            <text:p>&lt;p&gt;</text:p>
          </table:table-cell>
          <table:table-cell table:style-name="ce39" office:value-type="string">
            <text:p>&lt;p&gt;</text:p>
          </table:table-cell>
          <table:table-cell table:style-name="ce17" office:value-type="string">
            <text:p>&lt;p&gt;</text:p>
          </table:table-cell>
          <table:table-cell table:style-name="ce30" office:value-type="string">
            <text:p>&lt;p&gt;</text:p>
          </table:table-cell>
          <table:table-cell table:style-name="ce39" office:value-type="string">
            <text:p>&lt;p&gt;</text:p>
          </table:table-cell>
          <table:table-cell table:style-name="ce17" office:value-type="string">
            <text:p>&lt;p&gt;</text:p>
          </table:table-cell>
          <table:table-cell table:style-name="ce30" office:value-type="string">
            <text:p>&lt;p&gt;</text:p>
          </table:table-cell>
          <table:table-cell table:style-name="ce39" office:value-type="string">
            <text:p>&lt;p&gt;</text:p>
          </table:table-cell>
          <table:table-cell table:style-name="ce17" office:value-type="string">
            <text:p>&lt;p&gt;</text:p>
          </table:table-cell>
          <table:table-cell table:style-name="ce30" office:value-type="string">
            <text:p>&lt;p&gt;</text:p>
          </table:table-cell>
          <table:table-cell table:style-name="ce39" office:value-type="string">
            <text:p>&lt;p&gt;</text:p>
          </table:table-cell>
          <table:table-cell table:style-name="ce17" office:value-type="string">
            <text:p>&lt;p&gt;</text:p>
          </table:table-cell>
          <table:table-cell table:style-name="ce30" office:value-type="string">
            <text:p>&lt;p&gt;</text:p>
          </table:table-cell>
          <table:table-cell table:style-name="ce39" office:value-type="string">
            <text:p>&lt;p&gt;</text:p>
          </table:table-cell>
          <table:table-cell table:number-columns-repeated="223"/>
        </table:table-row>
        <table:table-row table:style-name="ro4">
          <table:table-cell table:style-name="ce4" office:value-type="string">
            <text:p>&lt;prenom&gt; &lt;(age)&gt;</text:p>
          </table:table-cell>
          <table:table-cell table:style-name="ce18" office:value-type="string">
            <text:p>&lt;p&gt;</text:p>
          </table:table-cell>
          <table:table-cell table:style-name="ce31" office:value-type="string">
            <text:p>&lt;p&gt;</text:p>
          </table:table-cell>
          <table:table-cell table:style-name="ce40" office:value-type="string">
            <text:p>&lt;p&gt;</text:p>
          </table:table-cell>
          <table:table-cell table:style-name="ce18" office:value-type="string">
            <text:p>&lt;p&gt;</text:p>
          </table:table-cell>
          <table:table-cell table:style-name="ce31" office:value-type="string">
            <text:p>&lt;p&gt;</text:p>
          </table:table-cell>
          <table:table-cell table:style-name="ce40" office:value-type="string">
            <text:p>&lt;p&gt;</text:p>
          </table:table-cell>
          <table:table-cell table:style-name="ce18" office:value-type="string">
            <text:p>&lt;p&gt;</text:p>
          </table:table-cell>
          <table:table-cell table:style-name="ce31" office:value-type="string">
            <text:p>&lt;p&gt;</text:p>
          </table:table-cell>
          <table:table-cell table:style-name="ce40" office:value-type="string">
            <text:p>&lt;p&gt;</text:p>
          </table:table-cell>
          <table:table-cell table:style-name="ce18" office:value-type="string">
            <text:p>&lt;p&gt;</text:p>
          </table:table-cell>
          <table:table-cell table:style-name="ce31" office:value-type="string">
            <text:p>&lt;p&gt;</text:p>
          </table:table-cell>
          <table:table-cell table:style-name="ce40" office:value-type="string">
            <text:p>&lt;p&gt;</text:p>
          </table:table-cell>
          <table:table-cell table:style-name="ce18" office:value-type="string">
            <text:p>&lt;p&gt;</text:p>
          </table:table-cell>
          <table:table-cell table:style-name="ce31" office:value-type="string">
            <text:p>&lt;p&gt;</text:p>
          </table:table-cell>
          <table:table-cell table:style-name="ce40" office:value-type="string">
            <text:p>&lt;p&gt;</text:p>
          </table:table-cell>
          <table:table-cell/>
          <table:table-cell table:style-name="ce4" office:value-type="string">
            <text:p>&lt;prenom&gt; &lt;(age)&gt;</text:p>
          </table:table-cell>
          <table:table-cell table:style-name="ce18" office:value-type="string">
            <text:p>&lt;p&gt;</text:p>
          </table:table-cell>
          <table:table-cell table:style-name="ce31" office:value-type="string">
            <text:p>&lt;p&gt;</text:p>
          </table:table-cell>
          <table:table-cell table:style-name="ce40" office:value-type="string">
            <text:p>&lt;p&gt;</text:p>
          </table:table-cell>
          <table:table-cell table:style-name="ce18" office:value-type="string">
            <text:p>&lt;p&gt;</text:p>
          </table:table-cell>
          <table:table-cell table:style-name="ce31" office:value-type="string">
            <text:p>&lt;p&gt;</text:p>
          </table:table-cell>
          <table:table-cell table:style-name="ce40" office:value-type="string">
            <text:p>&lt;p&gt;</text:p>
          </table:table-cell>
          <table:table-cell table:style-name="ce18" office:value-type="string">
            <text:p>&lt;p&gt;</text:p>
          </table:table-cell>
          <table:table-cell table:style-name="ce31" office:value-type="string">
            <text:p>&lt;p&gt;</text:p>
          </table:table-cell>
          <table:table-cell table:style-name="ce40" office:value-type="string">
            <text:p>&lt;p&gt;</text:p>
          </table:table-cell>
          <table:table-cell table:style-name="ce18" office:value-type="string">
            <text:p>&lt;p&gt;</text:p>
          </table:table-cell>
          <table:table-cell table:style-name="ce31" office:value-type="string">
            <text:p>&lt;p&gt;</text:p>
          </table:table-cell>
          <table:table-cell table:style-name="ce40" office:value-type="string">
            <text:p>&lt;p&gt;</text:p>
          </table:table-cell>
          <table:table-cell table:style-name="ce18" office:value-type="string">
            <text:p>&lt;p&gt;</text:p>
          </table:table-cell>
          <table:table-cell table:style-name="ce31" office:value-type="string">
            <text:p>&lt;p&gt;</text:p>
          </table:table-cell>
          <table:table-cell table:style-name="ce40" office:value-type="string">
            <text:p>&lt;p&gt;</text:p>
          </table:table-cell>
          <table:table-cell table:number-columns-repeated="223"/>
        </table:table-row>
        <table:table-row table:style-name="ro4">
          <table:table-cell table:style-name="ce5" office:value-type="string">
            <text:p>&lt;prenom&gt; &lt;(age)&gt;</text:p>
          </table:table-cell>
          <table:table-cell table:style-name="ce19" office:value-type="string">
            <text:p>&lt;p&gt;</text:p>
          </table:table-cell>
          <table:table-cell table:style-name="ce32" office:value-type="string">
            <text:p>&lt;p&gt;</text:p>
          </table:table-cell>
          <table:table-cell table:style-name="ce41" office:value-type="string">
            <text:p>&lt;p&gt;</text:p>
          </table:table-cell>
          <table:table-cell table:style-name="ce19" office:value-type="string">
            <text:p>&lt;p&gt;</text:p>
          </table:table-cell>
          <table:table-cell table:style-name="ce32" office:value-type="string">
            <text:p>&lt;p&gt;</text:p>
          </table:table-cell>
          <table:table-cell table:style-name="ce41" office:value-type="string">
            <text:p>&lt;p&gt;</text:p>
          </table:table-cell>
          <table:table-cell table:style-name="ce19" office:value-type="string">
            <text:p>&lt;p&gt;</text:p>
          </table:table-cell>
          <table:table-cell table:style-name="ce32" office:value-type="string">
            <text:p>&lt;p&gt;</text:p>
          </table:table-cell>
          <table:table-cell table:style-name="ce41" office:value-type="string">
            <text:p>&lt;p&gt;</text:p>
          </table:table-cell>
          <table:table-cell table:style-name="ce19" office:value-type="string">
            <text:p>&lt;p&gt;</text:p>
          </table:table-cell>
          <table:table-cell table:style-name="ce32" office:value-type="string">
            <text:p>&lt;p&gt;</text:p>
          </table:table-cell>
          <table:table-cell table:style-name="ce41" office:value-type="string">
            <text:p>&lt;p&gt;</text:p>
          </table:table-cell>
          <table:table-cell table:style-name="ce19" office:value-type="string">
            <text:p>&lt;p&gt;</text:p>
          </table:table-cell>
          <table:table-cell table:style-name="ce32" office:value-type="string">
            <text:p>&lt;p&gt;</text:p>
          </table:table-cell>
          <table:table-cell table:style-name="ce41" office:value-type="string">
            <text:p>&lt;p&gt;</text:p>
          </table:table-cell>
          <table:table-cell/>
          <table:table-cell table:style-name="ce5" office:value-type="string">
            <text:p>&lt;prenom&gt; &lt;(age)&gt;</text:p>
          </table:table-cell>
          <table:table-cell table:style-name="ce19" office:value-type="string">
            <text:p>&lt;p&gt;</text:p>
          </table:table-cell>
          <table:table-cell table:style-name="ce32" office:value-type="string">
            <text:p>&lt;p&gt;</text:p>
          </table:table-cell>
          <table:table-cell table:style-name="ce41" office:value-type="string">
            <text:p>&lt;p&gt;</text:p>
          </table:table-cell>
          <table:table-cell table:style-name="ce19" office:value-type="string">
            <text:p>&lt;p&gt;</text:p>
          </table:table-cell>
          <table:table-cell table:style-name="ce32" office:value-type="string">
            <text:p>&lt;p&gt;</text:p>
          </table:table-cell>
          <table:table-cell table:style-name="ce41" office:value-type="string">
            <text:p>&lt;p&gt;</text:p>
          </table:table-cell>
          <table:table-cell table:style-name="ce19" office:value-type="string">
            <text:p>&lt;p&gt;</text:p>
          </table:table-cell>
          <table:table-cell table:style-name="ce32" office:value-type="string">
            <text:p>&lt;p&gt;</text:p>
          </table:table-cell>
          <table:table-cell table:style-name="ce41" office:value-type="string">
            <text:p>&lt;p&gt;</text:p>
          </table:table-cell>
          <table:table-cell table:style-name="ce19" office:value-type="string">
            <text:p>&lt;p&gt;</text:p>
          </table:table-cell>
          <table:table-cell table:style-name="ce32" office:value-type="string">
            <text:p>&lt;p&gt;</text:p>
          </table:table-cell>
          <table:table-cell table:style-name="ce41" office:value-type="string">
            <text:p>&lt;p&gt;</text:p>
          </table:table-cell>
          <table:table-cell table:style-name="ce19" office:value-type="string">
            <text:p>&lt;p&gt;</text:p>
          </table:table-cell>
          <table:table-cell table:style-name="ce32" office:value-type="string">
            <text:p>&lt;p&gt;</text:p>
          </table:table-cell>
          <table:table-cell table:style-name="ce41" office:value-type="string">
            <text:p>&lt;p&gt;</text:p>
          </table:table-cell>
          <table:table-cell table:number-columns-repeated="223"/>
        </table:table-row>
        <table:table-row table:style-name="ro3">
          <table:table-cell table:style-name="ce6" office:value-type="string" table:number-columns-spanned="16" table:number-rows-spanned="1">
            <text:p>4/5</text:p>
          </table:table-cell>
          <table:covered-table-cell table:number-columns-repeated="15" table:style-name="ce20"/>
          <table:table-cell/>
          <table:table-cell table:style-name="ce6" office:value-type="string" table:number-columns-spanned="16" table:number-rows-spanned="1">
            <text:p>4/5</text:p>
          </table:table-cell>
          <table:covered-table-cell table:number-columns-repeated="15" table:style-name="ce20"/>
          <table:table-cell table:number-columns-repeated="223"/>
        </table:table-row>
        <table:table-row table:style-name="ro4">
          <table:table-cell table:style-name="ce7" office:value-type="string">
            <text:p>&lt;prenom&gt; &lt;(age)&gt;</text:p>
          </table:table-cell>
          <table:table-cell table:style-name="ce21" office:value-type="string">
            <text:p>&lt;p&gt;</text:p>
          </table:table-cell>
          <table:table-cell table:style-name="ce33" office:value-type="string">
            <text:p>&lt;p&gt;</text:p>
          </table:table-cell>
          <table:table-cell table:style-name="ce42" office:value-type="string">
            <text:p>&lt;p&gt;</text:p>
          </table:table-cell>
          <table:table-cell table:style-name="ce21" office:value-type="string">
            <text:p>&lt;p&gt;</text:p>
          </table:table-cell>
          <table:table-cell table:style-name="ce33" office:value-type="string">
            <text:p>&lt;p&gt;</text:p>
          </table:table-cell>
          <table:table-cell table:style-name="ce42" office:value-type="string">
            <text:p>&lt;p&gt;</text:p>
          </table:table-cell>
          <table:table-cell table:style-name="ce21" office:value-type="string">
            <text:p>&lt;p&gt;</text:p>
          </table:table-cell>
          <table:table-cell table:style-name="ce33" office:value-type="string">
            <text:p>&lt;p&gt;</text:p>
          </table:table-cell>
          <table:table-cell table:style-name="ce42" office:value-type="string">
            <text:p>&lt;p&gt;</text:p>
          </table:table-cell>
          <table:table-cell table:style-name="ce21" office:value-type="string">
            <text:p>&lt;p&gt;</text:p>
          </table:table-cell>
          <table:table-cell table:style-name="ce33" office:value-type="string">
            <text:p>&lt;p&gt;</text:p>
          </table:table-cell>
          <table:table-cell table:style-name="ce42" office:value-type="string">
            <text:p>&lt;p&gt;</text:p>
          </table:table-cell>
          <table:table-cell table:style-name="ce21" office:value-type="string">
            <text:p>&lt;p&gt;</text:p>
          </table:table-cell>
          <table:table-cell table:style-name="ce33" office:value-type="string">
            <text:p>&lt;p&gt;</text:p>
          </table:table-cell>
          <table:table-cell table:style-name="ce42" office:value-type="string">
            <text:p>&lt;p&gt;</text:p>
          </table:table-cell>
          <table:table-cell table:style-name="ce49"/>
          <table:table-cell table:style-name="ce7" office:value-type="string">
            <text:p>&lt;prenom&gt; &lt;(age)&gt;</text:p>
          </table:table-cell>
          <table:table-cell table:style-name="ce51" office:value-type="string">
            <text:p>&lt;p&gt;</text:p>
          </table:table-cell>
          <table:table-cell table:style-name="ce54" office:value-type="string">
            <text:p>&lt;p&gt;</text:p>
          </table:table-cell>
          <table:table-cell table:style-name="ce57" office:value-type="string">
            <text:p>&lt;p&gt;</text:p>
          </table:table-cell>
          <table:table-cell table:style-name="ce51" office:value-type="string">
            <text:p>&lt;p&gt;</text:p>
          </table:table-cell>
          <table:table-cell table:style-name="ce54" office:value-type="string">
            <text:p>&lt;p&gt;</text:p>
          </table:table-cell>
          <table:table-cell table:style-name="ce57" office:value-type="string">
            <text:p>&lt;p&gt;</text:p>
          </table:table-cell>
          <table:table-cell table:style-name="ce51" office:value-type="string">
            <text:p>&lt;p&gt;</text:p>
          </table:table-cell>
          <table:table-cell table:style-name="ce54" office:value-type="string">
            <text:p>&lt;p&gt;</text:p>
          </table:table-cell>
          <table:table-cell table:style-name="ce57" office:value-type="string">
            <text:p>&lt;p&gt;</text:p>
          </table:table-cell>
          <table:table-cell table:style-name="ce51" office:value-type="string">
            <text:p>&lt;p&gt;</text:p>
          </table:table-cell>
          <table:table-cell table:style-name="ce54" office:value-type="string">
            <text:p>&lt;p&gt;</text:p>
          </table:table-cell>
          <table:table-cell table:style-name="ce57" office:value-type="string">
            <text:p>&lt;p&gt;</text:p>
          </table:table-cell>
          <table:table-cell table:style-name="ce51" office:value-type="string">
            <text:p>&lt;p&gt;</text:p>
          </table:table-cell>
          <table:table-cell table:style-name="ce54" office:value-type="string">
            <text:p>&lt;p&gt;</text:p>
          </table:table-cell>
          <table:table-cell table:style-name="ce57" office:value-type="string">
            <text:p>&lt;p&gt;</text:p>
          </table:table-cell>
          <table:table-cell table:style-name="ce49" table:number-columns-repeated="223"/>
        </table:table-row>
        <table:table-row table:style-name="ro4">
          <table:table-cell table:style-name="ce8" office:value-type="string">
            <text:p>&lt;prenom&gt; &lt;(age)&gt;</text:p>
          </table:table-cell>
          <table:table-cell table:style-name="ce22" office:value-type="string">
            <text:p>&lt;p&gt;</text:p>
          </table:table-cell>
          <table:table-cell table:style-name="ce34" office:value-type="string">
            <text:p>&lt;p&gt;</text:p>
          </table:table-cell>
          <table:table-cell table:style-name="ce43" office:value-type="string">
            <text:p>&lt;p&gt;</text:p>
          </table:table-cell>
          <table:table-cell table:style-name="ce22" office:value-type="string">
            <text:p>&lt;p&gt;</text:p>
          </table:table-cell>
          <table:table-cell table:style-name="ce34" office:value-type="string">
            <text:p>&lt;p&gt;</text:p>
          </table:table-cell>
          <table:table-cell table:style-name="ce43" office:value-type="string">
            <text:p>&lt;p&gt;</text:p>
          </table:table-cell>
          <table:table-cell table:style-name="ce22" office:value-type="string">
            <text:p>&lt;p&gt;</text:p>
          </table:table-cell>
          <table:table-cell table:style-name="ce34" office:value-type="string">
            <text:p>&lt;p&gt;</text:p>
          </table:table-cell>
          <table:table-cell table:style-name="ce43" office:value-type="string">
            <text:p>&lt;p&gt;</text:p>
          </table:table-cell>
          <table:table-cell table:style-name="ce22" office:value-type="string">
            <text:p>&lt;p&gt;</text:p>
          </table:table-cell>
          <table:table-cell table:style-name="ce34" office:value-type="string">
            <text:p>&lt;p&gt;</text:p>
          </table:table-cell>
          <table:table-cell table:style-name="ce43" office:value-type="string">
            <text:p>&lt;p&gt;</text:p>
          </table:table-cell>
          <table:table-cell table:style-name="ce22" office:value-type="string">
            <text:p>&lt;p&gt;</text:p>
          </table:table-cell>
          <table:table-cell table:style-name="ce34" office:value-type="string">
            <text:p>&lt;p&gt;</text:p>
          </table:table-cell>
          <table:table-cell table:style-name="ce43" office:value-type="string">
            <text:p>&lt;p&gt;</text:p>
          </table:table-cell>
          <table:table-cell/>
          <table:table-cell table:style-name="ce8" office:value-type="string">
            <text:p>&lt;prenom&gt; &lt;(age)&gt;</text:p>
          </table:table-cell>
          <table:table-cell table:style-name="ce52" office:value-type="string">
            <text:p>&lt;p&gt;</text:p>
          </table:table-cell>
          <table:table-cell table:style-name="ce55" office:value-type="string">
            <text:p>&lt;p&gt;</text:p>
          </table:table-cell>
          <table:table-cell table:style-name="ce58" office:value-type="string">
            <text:p>&lt;p&gt;</text:p>
          </table:table-cell>
          <table:table-cell table:style-name="ce52" office:value-type="string">
            <text:p>&lt;p&gt;</text:p>
          </table:table-cell>
          <table:table-cell table:style-name="ce55" office:value-type="string">
            <text:p>&lt;p&gt;</text:p>
          </table:table-cell>
          <table:table-cell table:style-name="ce58" office:value-type="string">
            <text:p>&lt;p&gt;</text:p>
          </table:table-cell>
          <table:table-cell table:style-name="ce52" office:value-type="string">
            <text:p>&lt;p&gt;</text:p>
          </table:table-cell>
          <table:table-cell table:style-name="ce55" office:value-type="string">
            <text:p>&lt;p&gt;</text:p>
          </table:table-cell>
          <table:table-cell table:style-name="ce58" office:value-type="string">
            <text:p>&lt;p&gt;</text:p>
          </table:table-cell>
          <table:table-cell table:style-name="ce52" office:value-type="string">
            <text:p>&lt;p&gt;</text:p>
          </table:table-cell>
          <table:table-cell table:style-name="ce55" office:value-type="string">
            <text:p>&lt;p&gt;</text:p>
          </table:table-cell>
          <table:table-cell table:style-name="ce58" office:value-type="string">
            <text:p>&lt;p&gt;</text:p>
          </table:table-cell>
          <table:table-cell table:style-name="ce52" office:value-type="string">
            <text:p>&lt;p&gt;</text:p>
          </table:table-cell>
          <table:table-cell table:style-name="ce55" office:value-type="string">
            <text:p>&lt;p&gt;</text:p>
          </table:table-cell>
          <table:table-cell table:style-name="ce58" office:value-type="string">
            <text:p>&lt;p&gt;</text:p>
          </table:table-cell>
          <table:table-cell table:number-columns-repeated="223"/>
        </table:table-row>
        <table:table-row table:style-name="ro4">
          <table:table-cell table:style-name="ce9" office:value-type="string">
            <text:p>&lt;prenom&gt; &lt;(age)&gt;</text:p>
          </table:table-cell>
          <table:table-cell table:style-name="ce23" office:value-type="string">
            <text:p>&lt;p&gt;</text:p>
          </table:table-cell>
          <table:table-cell table:style-name="ce35" office:value-type="string">
            <text:p>&lt;p&gt;</text:p>
          </table:table-cell>
          <table:table-cell table:style-name="ce44" office:value-type="string">
            <text:p>&lt;p&gt;</text:p>
          </table:table-cell>
          <table:table-cell table:style-name="ce23" office:value-type="string">
            <text:p>&lt;p&gt;</text:p>
          </table:table-cell>
          <table:table-cell table:style-name="ce35" office:value-type="string">
            <text:p>&lt;p&gt;</text:p>
          </table:table-cell>
          <table:table-cell table:style-name="ce44" office:value-type="string">
            <text:p>&lt;p&gt;</text:p>
          </table:table-cell>
          <table:table-cell table:style-name="ce23" office:value-type="string">
            <text:p>&lt;p&gt;</text:p>
          </table:table-cell>
          <table:table-cell table:style-name="ce35" office:value-type="string">
            <text:p>&lt;p&gt;</text:p>
          </table:table-cell>
          <table:table-cell table:style-name="ce44" office:value-type="string">
            <text:p>&lt;p&gt;</text:p>
          </table:table-cell>
          <table:table-cell table:style-name="ce23" office:value-type="string">
            <text:p>&lt;p&gt;</text:p>
          </table:table-cell>
          <table:table-cell table:style-name="ce35" office:value-type="string">
            <text:p>&lt;p&gt;</text:p>
          </table:table-cell>
          <table:table-cell table:style-name="ce44" office:value-type="string">
            <text:p>&lt;p&gt;</text:p>
          </table:table-cell>
          <table:table-cell table:style-name="ce23" office:value-type="string">
            <text:p>&lt;p&gt;</text:p>
          </table:table-cell>
          <table:table-cell table:style-name="ce35" office:value-type="string">
            <text:p>&lt;p&gt;</text:p>
          </table:table-cell>
          <table:table-cell table:style-name="ce44" office:value-type="string">
            <text:p>&lt;p&gt;</text:p>
          </table:table-cell>
          <table:table-cell table:style-name="ce50"/>
          <table:table-cell table:style-name="ce9" office:value-type="string">
            <text:p>&lt;prenom&gt; &lt;(age)&gt;</text:p>
          </table:table-cell>
          <table:table-cell table:style-name="ce53" office:value-type="string">
            <text:p>&lt;p&gt;</text:p>
          </table:table-cell>
          <table:table-cell table:style-name="ce56" office:value-type="string">
            <text:p>&lt;p&gt;</text:p>
          </table:table-cell>
          <table:table-cell table:style-name="ce59" office:value-type="string">
            <text:p>&lt;p&gt;</text:p>
          </table:table-cell>
          <table:table-cell table:style-name="ce53" office:value-type="string">
            <text:p>&lt;p&gt;</text:p>
          </table:table-cell>
          <table:table-cell table:style-name="ce56" office:value-type="string">
            <text:p>&lt;p&gt;</text:p>
          </table:table-cell>
          <table:table-cell table:style-name="ce59" office:value-type="string">
            <text:p>&lt;p&gt;</text:p>
          </table:table-cell>
          <table:table-cell table:style-name="ce53" office:value-type="string">
            <text:p>&lt;p&gt;</text:p>
          </table:table-cell>
          <table:table-cell table:style-name="ce56" office:value-type="string">
            <text:p>&lt;p&gt;</text:p>
          </table:table-cell>
          <table:table-cell table:style-name="ce59" office:value-type="string">
            <text:p>&lt;p&gt;</text:p>
          </table:table-cell>
          <table:table-cell table:style-name="ce53" office:value-type="string">
            <text:p>&lt;p&gt;</text:p>
          </table:table-cell>
          <table:table-cell table:style-name="ce56" office:value-type="string">
            <text:p>&lt;p&gt;</text:p>
          </table:table-cell>
          <table:table-cell table:style-name="ce59" office:value-type="string">
            <text:p>&lt;p&gt;</text:p>
          </table:table-cell>
          <table:table-cell table:style-name="ce53" office:value-type="string">
            <text:p>&lt;p&gt;</text:p>
          </table:table-cell>
          <table:table-cell table:style-name="ce56" office:value-type="string">
            <text:p>&lt;p&gt;</text:p>
          </table:table-cell>
          <table:table-cell table:style-name="ce59" office:value-type="string">
            <text:p>&lt;p&gt;</text:p>
          </table:table-cell>
          <table:table-cell table:style-name="ce50" table:number-columns-repeated="223"/>
        </table:table-row>
        <table:table-row table:style-name="ro3">
          <table:table-cell table:style-name="ce10" office:value-type="string" table:number-columns-spanned="16" table:number-rows-spanned="1">
            <text:p>HALTE GARDERIE</text:p>
          </table:table-cell>
          <table:covered-table-cell table:number-columns-repeated="15" table:style-name="ce10"/>
          <table:table-cell/>
          <table:table-cell table:style-name="ce10" office:value-type="string" table:number-columns-spanned="16" table:number-rows-spanned="1">
            <text:p>HALTE GARDERIE</text:p>
          </table:table-cell>
          <table:covered-table-cell table:number-columns-repeated="15" table:style-name="ce10"/>
          <table:table-cell table:number-columns-repeated="223"/>
        </table:table-row>
        <table:table-row table:style-name="ro5">
          <table:table-cell table:style-name="ce11" office:value-type="string">
            <text:p>&lt;prenom&gt; &lt;(age)&gt;</text:p>
          </table:table-cell>
          <table:table-cell table:style-name="ce24" office:value-type="string">
            <text:p>&lt;p&gt;</text:p>
          </table:table-cell>
          <table:table-cell table:style-name="ce36" office:value-type="string">
            <text:p>&lt;p&gt;</text:p>
          </table:table-cell>
          <table:table-cell table:style-name="ce45" office:value-type="string">
            <text:p>&lt;p&gt;</text:p>
          </table:table-cell>
          <table:table-cell table:style-name="ce24" office:value-type="string">
            <text:p>&lt;p&gt;</text:p>
          </table:table-cell>
          <table:table-cell table:style-name="ce36" office:value-type="string">
            <text:p>&lt;p&gt;</text:p>
          </table:table-cell>
          <table:table-cell table:style-name="ce45" office:value-type="string">
            <text:p>&lt;p&gt;</text:p>
          </table:table-cell>
          <table:table-cell table:style-name="ce24" office:value-type="string">
            <text:p>&lt;p&gt;</text:p>
          </table:table-cell>
          <table:table-cell table:style-name="ce36" office:value-type="string">
            <text:p>&lt;p&gt;</text:p>
          </table:table-cell>
          <table:table-cell table:style-name="ce45" office:value-type="string">
            <text:p>&lt;p&gt;</text:p>
          </table:table-cell>
          <table:table-cell table:style-name="ce24" office:value-type="string">
            <text:p>&lt;p&gt;</text:p>
          </table:table-cell>
          <table:table-cell table:style-name="ce36" office:value-type="string">
            <text:p>&lt;p&gt;</text:p>
          </table:table-cell>
          <table:table-cell table:style-name="ce45" office:value-type="string">
            <text:p>&lt;p&gt;</text:p>
          </table:table-cell>
          <table:table-cell table:style-name="ce24" office:value-type="string">
            <text:p>&lt;p&gt;</text:p>
          </table:table-cell>
          <table:table-cell table:style-name="ce36" office:value-type="string">
            <text:p>&lt;p&gt;</text:p>
          </table:table-cell>
          <table:table-cell table:style-name="ce45" office:value-type="string">
            <text:p>&lt;p&gt;</text:p>
          </table:table-cell>
          <table:table-cell/>
          <table:table-cell table:style-name="ce11" office:value-type="string">
            <text:p>&lt;prenom&gt; &lt;(age)&gt;</text:p>
          </table:table-cell>
          <table:table-cell table:style-name="ce24" office:value-type="string">
            <text:p>&lt;p&gt;</text:p>
          </table:table-cell>
          <table:table-cell table:style-name="ce36" office:value-type="string">
            <text:p>&lt;p&gt;</text:p>
          </table:table-cell>
          <table:table-cell table:style-name="ce45" office:value-type="string">
            <text:p>&lt;p&gt;</text:p>
          </table:table-cell>
          <table:table-cell table:style-name="ce24" office:value-type="string">
            <text:p>&lt;p&gt;</text:p>
          </table:table-cell>
          <table:table-cell table:style-name="ce36" office:value-type="string">
            <text:p>&lt;p&gt;</text:p>
          </table:table-cell>
          <table:table-cell table:style-name="ce45" office:value-type="string">
            <text:p>&lt;p&gt;</text:p>
          </table:table-cell>
          <table:table-cell table:style-name="ce24" office:value-type="string">
            <text:p>&lt;p&gt;</text:p>
          </table:table-cell>
          <table:table-cell table:style-name="ce36" office:value-type="string">
            <text:p>&lt;p&gt;</text:p>
          </table:table-cell>
          <table:table-cell table:style-name="ce45" office:value-type="string">
            <text:p>&lt;p&gt;</text:p>
          </table:table-cell>
          <table:table-cell table:style-name="ce24" office:value-type="string">
            <text:p>&lt;p&gt;</text:p>
          </table:table-cell>
          <table:table-cell table:style-name="ce36" office:value-type="string">
            <text:p>&lt;p&gt;</text:p>
          </table:table-cell>
          <table:table-cell table:style-name="ce45" office:value-type="string">
            <text:p>&lt;p&gt;</text:p>
          </table:table-cell>
          <table:table-cell table:style-name="ce24" office:value-type="string">
            <text:p>&lt;p&gt;</text:p>
          </table:table-cell>
          <table:table-cell table:style-name="ce36" office:value-type="string">
            <text:p>&lt;p&gt;</text:p>
          </table:table-cell>
          <table:table-cell table:style-name="ce45" office:value-type="string">
            <text:p>&lt;p&gt;</text:p>
          </table:table-cell>
          <table:table-cell table:number-columns-repeated="223"/>
        </table:table-row>
        <table:table-row table:style-name="ro5">
          <table:table-cell table:style-name="ce12" office:value-type="string">
            <text:p>&lt;prenom&gt; &lt;(age)&gt;</text:p>
          </table:table-cell>
          <table:table-cell table:style-name="ce25" office:value-type="string">
            <text:p>&lt;p&gt;</text:p>
          </table:table-cell>
          <table:table-cell table:style-name="ce37" office:value-type="string">
            <text:p>&lt;p&gt;</text:p>
          </table:table-cell>
          <table:table-cell table:style-name="ce46" office:value-type="string">
            <text:p>&lt;p&gt;</text:p>
          </table:table-cell>
          <table:table-cell table:style-name="ce25" office:value-type="string">
            <text:p>&lt;p&gt;</text:p>
          </table:table-cell>
          <table:table-cell table:style-name="ce37" office:value-type="string">
            <text:p>&lt;p&gt;</text:p>
          </table:table-cell>
          <table:table-cell table:style-name="ce46" office:value-type="string">
            <text:p>&lt;p&gt;</text:p>
          </table:table-cell>
          <table:table-cell table:style-name="ce25" office:value-type="string">
            <text:p>&lt;p&gt;</text:p>
          </table:table-cell>
          <table:table-cell table:style-name="ce37" office:value-type="string">
            <text:p>&lt;p&gt;</text:p>
          </table:table-cell>
          <table:table-cell table:style-name="ce46" office:value-type="string">
            <text:p>&lt;p&gt;</text:p>
          </table:table-cell>
          <table:table-cell table:style-name="ce25" office:value-type="string">
            <text:p>&lt;p&gt;</text:p>
          </table:table-cell>
          <table:table-cell table:style-name="ce37" office:value-type="string">
            <text:p>&lt;p&gt;</text:p>
          </table:table-cell>
          <table:table-cell table:style-name="ce46" office:value-type="string">
            <text:p>&lt;p&gt;</text:p>
          </table:table-cell>
          <table:table-cell table:style-name="ce25" office:value-type="string">
            <text:p>&lt;p&gt;</text:p>
          </table:table-cell>
          <table:table-cell table:style-name="ce37" office:value-type="string">
            <text:p>&lt;p&gt;</text:p>
          </table:table-cell>
          <table:table-cell table:style-name="ce46" office:value-type="string">
            <text:p>&lt;p&gt;</text:p>
          </table:table-cell>
          <table:table-cell/>
          <table:table-cell table:style-name="ce12" office:value-type="string">
            <text:p>&lt;prenom&gt; &lt;(age)&gt;</text:p>
          </table:table-cell>
          <table:table-cell table:style-name="ce25" office:value-type="string">
            <text:p>&lt;p&gt;</text:p>
          </table:table-cell>
          <table:table-cell table:style-name="ce37" office:value-type="string">
            <text:p>&lt;p&gt;</text:p>
          </table:table-cell>
          <table:table-cell table:style-name="ce46" office:value-type="string">
            <text:p>&lt;p&gt;</text:p>
          </table:table-cell>
          <table:table-cell table:style-name="ce25" office:value-type="string">
            <text:p>&lt;p&gt;</text:p>
          </table:table-cell>
          <table:table-cell table:style-name="ce37" office:value-type="string">
            <text:p>&lt;p&gt;</text:p>
          </table:table-cell>
          <table:table-cell table:style-name="ce46" office:value-type="string">
            <text:p>&lt;p&gt;</text:p>
          </table:table-cell>
          <table:table-cell table:style-name="ce25" office:value-type="string">
            <text:p>&lt;p&gt;</text:p>
          </table:table-cell>
          <table:table-cell table:style-name="ce37" office:value-type="string">
            <text:p>&lt;p&gt;</text:p>
          </table:table-cell>
          <table:table-cell table:style-name="ce46" office:value-type="string">
            <text:p>&lt;p&gt;</text:p>
          </table:table-cell>
          <table:table-cell table:style-name="ce25" office:value-type="string">
            <text:p>&lt;p&gt;</text:p>
          </table:table-cell>
          <table:table-cell table:style-name="ce37" office:value-type="string">
            <text:p>&lt;p&gt;</text:p>
          </table:table-cell>
          <table:table-cell table:style-name="ce46" office:value-type="string">
            <text:p>&lt;p&gt;</text:p>
          </table:table-cell>
          <table:table-cell table:style-name="ce25" office:value-type="string">
            <text:p>&lt;p&gt;</text:p>
          </table:table-cell>
          <table:table-cell table:style-name="ce37" office:value-type="string">
            <text:p>&lt;p&gt;</text:p>
          </table:table-cell>
          <table:table-cell table:style-name="ce46" office:value-type="string">
            <text:p>&lt;p&gt;</text:p>
          </table:table-cell>
          <table:table-cell table:number-columns-repeated="223"/>
        </table:table-row>
        <table:table-row table:style-name="ro5">
          <table:table-cell table:style-name="ce13" office:value-type="string">
            <text:p>&lt;prenom&gt; &lt;(age)&gt;</text:p>
          </table:table-cell>
          <table:table-cell table:style-name="ce26" office:value-type="string">
            <text:p>&lt;p&gt;</text:p>
          </table:table-cell>
          <table:table-cell table:style-name="ce38" office:value-type="string">
            <text:p>&lt;p&gt;</text:p>
          </table:table-cell>
          <table:table-cell table:style-name="ce47" office:value-type="string">
            <text:p>&lt;p&gt;</text:p>
          </table:table-cell>
          <table:table-cell table:style-name="ce26" office:value-type="string">
            <text:p>&lt;p&gt;</text:p>
          </table:table-cell>
          <table:table-cell table:style-name="ce38" office:value-type="string">
            <text:p>&lt;p&gt;</text:p>
          </table:table-cell>
          <table:table-cell table:style-name="ce47" office:value-type="string">
            <text:p>&lt;p&gt;</text:p>
          </table:table-cell>
          <table:table-cell table:style-name="ce26" office:value-type="string">
            <text:p>&lt;p&gt;</text:p>
          </table:table-cell>
          <table:table-cell table:style-name="ce38" office:value-type="string">
            <text:p>&lt;p&gt;</text:p>
          </table:table-cell>
          <table:table-cell table:style-name="ce47" office:value-type="string">
            <text:p>&lt;p&gt;</text:p>
          </table:table-cell>
          <table:table-cell table:style-name="ce26" office:value-type="string">
            <text:p>&lt;p&gt;</text:p>
          </table:table-cell>
          <table:table-cell table:style-name="ce38" office:value-type="string">
            <text:p>&lt;p&gt;</text:p>
          </table:table-cell>
          <table:table-cell table:style-name="ce47" office:value-type="string">
            <text:p>&lt;p&gt;</text:p>
          </table:table-cell>
          <table:table-cell table:style-name="ce26" office:value-type="string">
            <text:p>&lt;p&gt;</text:p>
          </table:table-cell>
          <table:table-cell table:style-name="ce38" office:value-type="string">
            <text:p>&lt;p&gt;</text:p>
          </table:table-cell>
          <table:table-cell table:style-name="ce47" office:value-type="string">
            <text:p>&lt;p&gt;</text:p>
          </table:table-cell>
          <table:table-cell/>
          <table:table-cell table:style-name="ce13" office:value-type="string">
            <text:p>&lt;prenom&gt; &lt;(age)&gt;</text:p>
          </table:table-cell>
          <table:table-cell table:style-name="ce26" office:value-type="string">
            <text:p>&lt;p&gt;</text:p>
          </table:table-cell>
          <table:table-cell table:style-name="ce38" office:value-type="string">
            <text:p>&lt;p&gt;</text:p>
          </table:table-cell>
          <table:table-cell table:style-name="ce47" office:value-type="string">
            <text:p>&lt;p&gt;</text:p>
          </table:table-cell>
          <table:table-cell table:style-name="ce26" office:value-type="string">
            <text:p>&lt;p&gt;</text:p>
          </table:table-cell>
          <table:table-cell table:style-name="ce38" office:value-type="string">
            <text:p>&lt;p&gt;</text:p>
          </table:table-cell>
          <table:table-cell table:style-name="ce47" office:value-type="string">
            <text:p>&lt;p&gt;</text:p>
          </table:table-cell>
          <table:table-cell table:style-name="ce26" office:value-type="string">
            <text:p>&lt;p&gt;</text:p>
          </table:table-cell>
          <table:table-cell table:style-name="ce38" office:value-type="string">
            <text:p>&lt;p&gt;</text:p>
          </table:table-cell>
          <table:table-cell table:style-name="ce47" office:value-type="string">
            <text:p>&lt;p&gt;</text:p>
          </table:table-cell>
          <table:table-cell table:style-name="ce26" office:value-type="string">
            <text:p>&lt;p&gt;</text:p>
          </table:table-cell>
          <table:table-cell table:style-name="ce38" office:value-type="string">
            <text:p>&lt;p&gt;</text:p>
          </table:table-cell>
          <table:table-cell table:style-name="ce47" office:value-type="string">
            <text:p>&lt;p&gt;</text:p>
          </table:table-cell>
          <table:table-cell table:style-name="ce26" office:value-type="string">
            <text:p>&lt;p&gt;</text:p>
          </table:table-cell>
          <table:table-cell table:style-name="ce38" office:value-type="string">
            <text:p>&lt;p&gt;</text:p>
          </table:table-cell>
          <table:table-cell table:style-name="ce47" office:value-type="string">
            <text:p>&lt;p&gt;</text:p>
          </table:table-cell>
          <table:table-cell table:number-columns-repeated="223"/>
        </table:table-row>
        <table:table-row table:style-name="ro4">
          <table:table-cell/>
          <table:table-cell table:style-name="ce27" table:number-columns-repeated="15"/>
          <table:table-cell table:number-columns-repeated="2"/>
          <table:table-cell table:style-name="ce27" table:number-columns-repeated="15"/>
          <table:table-cell table:number-columns-repeated="223"/>
        </table:table-row>
        <table:table-row table:style-name="ro4">
          <table:table-cell/>
          <table:table-cell table:style-name="ce28" table:formula="of:=SUM([.B4:.B14])" office:value-type="float" office:value="0">
            <text:p>0</text:p>
          </table:table-cell>
          <table:table-cell table:style-name="ce28" table:formula="of:=SUM([.C4:.C14])" office:value-type="float" office:value="0">
            <text:p>0</text:p>
          </table:table-cell>
          <table:table-cell table:style-name="ce28" table:formula="of:=SUM([.D4:.D14])" office:value-type="float" office:value="0">
            <text:p>0</text:p>
          </table:table-cell>
          <table:table-cell table:style-name="ce28" table:formula="of:=SUM([.E4:.E14])" office:value-type="float" office:value="0">
            <text:p>0</text:p>
          </table:table-cell>
          <table:table-cell table:style-name="ce28" table:formula="of:=SUM([.F4:.F14])" office:value-type="float" office:value="0">
            <text:p>0</text:p>
          </table:table-cell>
          <table:table-cell table:style-name="ce28" table:formula="of:=SUM([.G4:.G14])" office:value-type="float" office:value="0">
            <text:p>0</text:p>
          </table:table-cell>
          <table:table-cell table:style-name="ce28" table:formula="of:=SUM([.H4:.H14])" office:value-type="float" office:value="0">
            <text:p>0</text:p>
          </table:table-cell>
          <table:table-cell table:style-name="ce28" table:formula="of:=SUM([.I4:.I14])" office:value-type="float" office:value="0">
            <text:p>0</text:p>
          </table:table-cell>
          <table:table-cell table:style-name="ce28" table:formula="of:=SUM([.J4:.J14])" office:value-type="float" office:value="0">
            <text:p>0</text:p>
          </table:table-cell>
          <table:table-cell table:style-name="ce28" table:formula="of:=SUM([.K4:.K14])" office:value-type="float" office:value="0">
            <text:p>0</text:p>
          </table:table-cell>
          <table:table-cell table:style-name="ce28" table:formula="of:=SUM([.L4:.L14])" office:value-type="float" office:value="0">
            <text:p>0</text:p>
          </table:table-cell>
          <table:table-cell table:style-name="ce28" table:formula="of:=SUM([.M4:.M14])" office:value-type="float" office:value="0">
            <text:p>0</text:p>
          </table:table-cell>
          <table:table-cell table:style-name="ce28" table:formula="of:=SUM([.N4:.N14])" office:value-type="float" office:value="0">
            <text:p>0</text:p>
          </table:table-cell>
          <table:table-cell table:style-name="ce28" table:formula="of:=SUM([.O4:.O14])" office:value-type="float" office:value="0">
            <text:p>0</text:p>
          </table:table-cell>
          <table:table-cell table:style-name="ce28" table:formula="of:=SUM([.P4:.P14])" office:value-type="float" office:value="0">
            <text:p>0</text:p>
          </table:table-cell>
          <table:table-cell table:number-columns-repeated="2"/>
          <table:table-cell table:style-name="ce28" table:formula="of:=SUM([.S4:.S14])" office:value-type="float" office:value="0">
            <text:p>0</text:p>
          </table:table-cell>
          <table:table-cell table:style-name="ce28" table:formula="of:=SUM([.T4:.T14])" office:value-type="float" office:value="0">
            <text:p>0</text:p>
          </table:table-cell>
          <table:table-cell table:style-name="ce28" table:formula="of:=SUM([.U4:.U14])" office:value-type="float" office:value="0">
            <text:p>0</text:p>
          </table:table-cell>
          <table:table-cell table:style-name="ce28" table:formula="of:=SUM([.V4:.V14])" office:value-type="float" office:value="0">
            <text:p>0</text:p>
          </table:table-cell>
          <table:table-cell table:style-name="ce28" table:formula="of:=SUM([.W4:.W14])" office:value-type="float" office:value="0">
            <text:p>0</text:p>
          </table:table-cell>
          <table:table-cell table:style-name="ce28" table:formula="of:=SUM([.X4:.X14])" office:value-type="float" office:value="0">
            <text:p>0</text:p>
          </table:table-cell>
          <table:table-cell table:style-name="ce28" table:formula="of:=SUM([.Y4:.Y14])" office:value-type="float" office:value="0">
            <text:p>0</text:p>
          </table:table-cell>
          <table:table-cell table:style-name="ce28" table:formula="of:=SUM([.Z4:.Z14])" office:value-type="float" office:value="0">
            <text:p>0</text:p>
          </table:table-cell>
          <table:table-cell table:style-name="ce28" table:formula="of:=SUM([.AA4:.AA14])" office:value-type="float" office:value="0">
            <text:p>0</text:p>
          </table:table-cell>
          <table:table-cell table:style-name="ce28" table:formula="of:=SUM([.AB4:.AB14])" office:value-type="float" office:value="0">
            <text:p>0</text:p>
          </table:table-cell>
          <table:table-cell table:style-name="ce28" table:formula="of:=SUM([.AC4:.AC14])" office:value-type="float" office:value="0">
            <text:p>0</text:p>
          </table:table-cell>
          <table:table-cell table:style-name="ce28" table:formula="of:=SUM([.AD4:.AD14])" office:value-type="float" office:value="0">
            <text:p>0</text:p>
          </table:table-cell>
          <table:table-cell table:style-name="ce28" table:formula="of:=SUM([.AE4:.AE14])" office:value-type="float" office:value="0">
            <text:p>0</text:p>
          </table:table-cell>
          <table:table-cell table:style-name="ce28" table:formula="of:=SUM([.AF4:.AF14])" office:value-type="float" office:value="0">
            <text:p>0</text:p>
          </table:table-cell>
          <table:table-cell table:style-name="ce28" table:formula="of:=SUM([.AG4:.AG14])" office:value-type="float" office:value="0">
            <text:p>0</text:p>
          </table:table-cell>
          <table:table-cell table:number-columns-repeated="223"/>
        </table:table-row>
        <table:table-row table:style-name="ro4">
          <table:table-cell/>
          <table:table-cell table:style-name="Default" table:number-columns-repeated="11"/>
          <table:table-cell table:style-name="ce48"/>
          <table:table-cell table:style-name="Default" table:number-columns-repeated="3"/>
          <table:table-cell table:number-columns-repeated="2"/>
          <table:table-cell table:style-name="Default" table:number-columns-repeated="15"/>
          <table:table-cell table:number-columns-repeated="22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1" svg:font-family="Arial"/>
    <style:font-face style:name="Arial2" svg:font-family="Arial" style:font-family-generic="swiss"/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 Unicode MS" style:language-asian="fr" style:country-asian="FR" style:font-name-complex="Tahoma" style:language-complex="fr" style:country-complex="F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1" number:min-exponent-digits="1"/>
    </number:number-style>
    <number:currency-style style:name="N134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34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34P0"/>
    </number:currency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4">
      <style:page-layout-properties fo:page-width="29.699cm" fo:page-height="20.999cm" style:num-format="1" style:print-orientation="landscape" fo:margin-top="1cm" fo:margin-bottom="1cm" fo:margin-left="1cm" fo:margin-right="1cm" style:first-page-number="continue" style:scale-to="100%" style:writing-mode="lr-tb"/>
      <style:header-style>
        <style:header-footer-properties fo:min-height="0.751cm" fo:margin-left="0.9cm" fo:margin-right="0.9cm" fo:margin-bottom="0cm"/>
      </style:header-style>
      <style:footer-style>
        <style:header-footer-properties fo:min-height="0.751cm" fo:margin-left="0.9cm" fo:margin-right="0.9cm" fo:margin-top="0cm"/>
      </style:footer-style>
    </style:page-layout>
    <style:page-layout style:name="Mpm5">
      <style:page-layout-properties fo:page-width="29.699cm" fo:page-height="20.999cm" style:num-format="1" style:print-orientation="landscape" fo:margin-top="2.499cm" fo:margin-bottom="2.499cm" fo:margin-left="1.9cm" fo:margin-right="1.9cm" style:first-page-number="continue" style:scale-to-X="1" style:scale-to-Y="1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1-02">02/11/2010</text:date>, <text:time>13:48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505" style:display-name="PageStyle_0505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20404" style:display-name="PageStyle_020404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octobre" style:display-name="PageStyle_octobr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  <meta:initial-creator>LES PETITS POTES</meta:initial-creator>
    <meta:creation-date>2004-01-20T19:01:17</meta:creation-date>
    <dc:date>2010-11-02T13:48:09.54</dc:date>
    <meta:print-date>2005-05-04T11:48:47</meta:print-date>
    <dc:language>fr-FR</dc:language>
    <meta:editing-cycles>32</meta:editing-cycles>
    <meta:editing-duration>PT14H10M21S</meta:editing-duration>
    <dc:title>Planning présences</dc:title>
    <dc:creator>Bertrand Songis</dc:creator>
    <meta:document-statistic meta:table-count="1" meta:cell-count="335" meta:object-count="0"/>
    <meta:user-defined meta:name="Info 1">Gertrude</meta:user-defined>
    <meta:user-defined meta:name="Periodicite" meta:value-type="float">14</meta:user-defined>
  </office:meta>
</office:document-meta>
</file>